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extTestUtils.buildTestContext( Class &lt; ? &gt; testClass , ContextCache contex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extTestUtils.buildTestContext( Class &lt; ? &gt; testClass , CacheAwareContextLoaderDelegate cacheAwareContextLoader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